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101" table:default-cell-style-name="Default"/>
        <table:table-row table:style-name="ro1">
          <table:table-cell table:style-name="ce1"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. of NaNs</text:p>
          </table:table-cell>
        </table:table-row>
        <table:table-row table:style-name="ro1">
          <table:table-cell table:style-name="ce1" office:value-type="string" calcext:value-type="string">
            <text:p>Active Set</text:p>
          </table:table-cell>
          <table:table-cell office:value-type="string" calcext:value-type="string">
            <text:p>NaN</text:p>
          </table:table-cell>
          <table:table-cell office:value-type="float" office:value="0.0127371" calcext:value-type="float">
            <text:p>0.0127371</text:p>
          </table:table-cell>
          <table:table-cell office:value-type="float" office:value="0.0123333" calcext:value-type="float">
            <text:p>0.0123333</text:p>
          </table:table-cell>
          <table:table-cell office:value-type="float" office:value="0.0174913" calcext:value-type="float">
            <text:p>0.0174913</text:p>
          </table:table-cell>
          <table:table-cell office:value-type="float" office:value="0.0149047" calcext:value-type="float">
            <text:p>0.0149047</text:p>
          </table:table-cell>
          <table:table-cell office:value-type="float" office:value="0.0139051" calcext:value-type="float">
            <text:p>0.0139051</text:p>
          </table:table-cell>
          <table:table-cell office:value-type="float" office:value="0.0146383" calcext:value-type="float">
            <text:p>0.0146383</text:p>
          </table:table-cell>
          <table:table-cell office:value-type="float" office:value="0.070643" calcext:value-type="float">
            <text:p>0.070643</text:p>
          </table:table-cell>
          <table:table-cell office:value-type="float" office:value="0.0196486" calcext:value-type="float">
            <text:p>0.0196486</text:p>
          </table:table-cell>
          <table:table-cell office:value-type="float" office:value="0.0237408" calcext:value-type="float">
            <text:p>0.0237408</text:p>
          </table:table-cell>
          <table:table-cell office:value-type="float" office:value="0.0163736" calcext:value-type="float">
            <text:p>0.0163736</text:p>
          </table:table-cell>
          <table:table-cell office:value-type="float" office:value="0.0272097" calcext:value-type="float">
            <text:p>0.0272097</text:p>
          </table:table-cell>
          <table:table-cell office:value-type="float" office:value="0.0307881" calcext:value-type="float">
            <text:p>0.0307881</text:p>
          </table:table-cell>
          <table:table-cell office:value-type="float" office:value="0.0240102" calcext:value-type="float">
            <text:p>0.0240102</text:p>
          </table:table-cell>
          <table:table-cell office:value-type="float" office:value="0.0233548" calcext:value-type="float">
            <text:p>0.0233548</text:p>
          </table:table-cell>
          <table:table-cell office:value-type="float" office:value="0.0223729" calcext:value-type="float">
            <text:p>0.0223729</text:p>
          </table:table-cell>
          <table:table-cell office:value-type="float" office:value="0.0247894" calcext:value-type="float">
            <text:p>0.0247894</text:p>
          </table:table-cell>
          <table:table-cell office:value-type="float" office:value="0.026747" calcext:value-type="float">
            <text:p>0.026747</text:p>
          </table:table-cell>
          <table:table-cell office:value-type="float" office:value="0.0269191" calcext:value-type="float">
            <text:p>0.0269191</text:p>
          </table:table-cell>
          <table:table-cell office:value-type="float" office:value="0.6720634" calcext:value-type="float">
            <text:p>0.6720634</text:p>
          </table:table-cell>
          <table:table-cell office:value-type="float" office:value="0.0340276" calcext:value-type="float">
            <text:p>0.0340276</text:p>
          </table:table-cell>
          <table:table-cell office:value-type="float" office:value="0.0359419" calcext:value-type="float">
            <text:p>0.0359419</text:p>
          </table:table-cell>
          <table:table-cell office:value-type="float" office:value="0.0376982" calcext:value-type="float">
            <text:p>0.0376982</text:p>
          </table:table-cell>
          <table:table-cell office:value-type="float" office:value="0.0450204" calcext:value-type="float">
            <text:p>0.0450204</text:p>
          </table:table-cell>
          <table:table-cell office:value-type="float" office:value="1.4945096" calcext:value-type="float">
            <text:p>1.4945096</text:p>
          </table:table-cell>
          <table:table-cell office:value-type="float" office:value="0.0491581" calcext:value-type="float">
            <text:p>0.0491581</text:p>
          </table:table-cell>
          <table:table-cell office:value-type="float" office:value="0.060251" calcext:value-type="float">
            <text:p>0.060251</text:p>
          </table:table-cell>
          <table:table-cell office:value-type="float" office:value="0.0636672" calcext:value-type="float">
            <text:p>0.0636672</text:p>
          </table:table-cell>
          <table:table-cell office:value-type="float" office:value="0.0607632" calcext:value-type="float">
            <text:p>0.0607632</text:p>
          </table:table-cell>
          <table:table-cell office:value-type="float" office:value="0.0559001" calcext:value-type="float">
            <text:p>0.0559001</text:p>
          </table:table-cell>
          <table:table-cell office:value-type="float" office:value="0.0599428" calcext:value-type="float">
            <text:p>0.0599428</text:p>
          </table:table-cell>
          <table:table-cell office:value-type="float" office:value="0.0679252" calcext:value-type="float">
            <text:p>0.0679252</text:p>
          </table:table-cell>
          <table:table-cell office:value-type="float" office:value="0.0781179" calcext:value-type="float">
            <text:p>0.0781179</text:p>
          </table:table-cell>
          <table:table-cell office:value-type="float" office:value="0.0741438" calcext:value-type="float">
            <text:p>0.0741438</text:p>
          </table:table-cell>
          <table:table-cell office:value-type="float" office:value="0.1598215" calcext:value-type="float">
            <text:p>0.1598215</text:p>
          </table:table-cell>
          <table:table-cell office:value-type="float" office:value="0.0787388" calcext:value-type="float">
            <text:p>0.0787388</text:p>
          </table:table-cell>
          <table:table-cell office:value-type="float" office:value="0.0896715" calcext:value-type="float">
            <text:p>0.0896715</text:p>
          </table:table-cell>
          <table:table-cell office:value-type="float" office:value="0.087893" calcext:value-type="float">
            <text:p>0.087893</text:p>
          </table:table-cell>
          <table:table-cell office:value-type="float" office:value="5.8409673" calcext:value-type="float">
            <text:p>5.8409673</text:p>
          </table:table-cell>
          <table:table-cell office:value-type="float" office:value="0.0995828" calcext:value-type="float">
            <text:p>0.0995828</text:p>
          </table:table-cell>
          <table:table-cell office:value-type="float" office:value="0.1035626" calcext:value-type="float">
            <text:p>0.1035626</text:p>
          </table:table-cell>
          <table:table-cell office:value-type="float" office:value="0.1243328" calcext:value-type="float">
            <text:p>0.1243328</text:p>
          </table:table-cell>
          <table:table-cell office:value-type="float" office:value="0.1180401" calcext:value-type="float">
            <text:p>0.1180401</text:p>
          </table:table-cell>
          <table:table-cell office:value-type="float" office:value="1.5504282" calcext:value-type="float">
            <text:p>1.5504282</text:p>
          </table:table-cell>
          <table:table-cell office:value-type="float" office:value="0.124742" calcext:value-type="float">
            <text:p>0.124742</text:p>
          </table:table-cell>
          <table:table-cell office:value-type="float" office:value="0.1383967" calcext:value-type="float">
            <text:p>0.1383967</text:p>
          </table:table-cell>
          <table:table-cell office:value-type="float" office:value="0.135496" calcext:value-type="float">
            <text:p>0.135496</text:p>
          </table:table-cell>
          <table:table-cell office:value-type="float" office:value="2.2955437" calcext:value-type="float">
            <text:p>2.2955437</text:p>
          </table:table-cell>
          <table:table-cell office:value-type="float" office:value="0.1374235" calcext:value-type="float">
            <text:p>0.1374235</text:p>
          </table:table-cell>
          <table:table-cell office:value-type="float" office:value="0.2261046" calcext:value-type="float">
            <text:p>0.2261046</text:p>
          </table:table-cell>
          <table:table-cell office:value-type="float" office:value="0.1586806" calcext:value-type="float">
            <text:p>0.1586806</text:p>
          </table:table-cell>
          <table:table-cell office:value-type="float" office:value="0.1598849" calcext:value-type="float">
            <text:p>0.1598849</text:p>
          </table:table-cell>
          <table:table-cell office:value-type="float" office:value="0.2002343" calcext:value-type="float">
            <text:p>0.2002343</text:p>
          </table:table-cell>
          <table:table-cell office:value-type="float" office:value="0.1790125" calcext:value-type="float">
            <text:p>0.1790125</text:p>
          </table:table-cell>
          <table:table-cell office:value-type="float" office:value="0.1829685" calcext:value-type="float">
            <text:p>0.1829685</text:p>
          </table:table-cell>
          <table:table-cell office:value-type="float" office:value="0.1992245" calcext:value-type="float">
            <text:p>0.1992245</text:p>
          </table:table-cell>
          <table:table-cell office:value-type="float" office:value="0.1893286" calcext:value-type="float">
            <text:p>0.1893286</text:p>
          </table:table-cell>
          <table:table-cell office:value-type="float" office:value="0.197787" calcext:value-type="float">
            <text:p>0.197787</text:p>
          </table:table-cell>
          <table:table-cell office:value-type="float" office:value="0.2193982" calcext:value-type="float">
            <text:p>0.2193982</text:p>
          </table:table-cell>
          <table:table-cell office:value-type="float" office:value="0.2652574" calcext:value-type="float">
            <text:p>0.2652574</text:p>
          </table:table-cell>
          <table:table-cell office:value-type="float" office:value="0.2474079" calcext:value-type="float">
            <text:p>0.2474079</text:p>
          </table:table-cell>
          <table:table-cell office:value-type="float" office:value="0.2407706" calcext:value-type="float">
            <text:p>0.2407706</text:p>
          </table:table-cell>
          <table:table-cell office:value-type="float" office:value="0.3626196" calcext:value-type="float">
            <text:p>0.3626196</text:p>
          </table:table-cell>
          <table:table-cell office:value-type="float" office:value="0.3472926" calcext:value-type="float">
            <text:p>0.3472926</text:p>
          </table:table-cell>
          <table:table-cell office:value-type="float" office:value="0.3212352" calcext:value-type="float">
            <text:p>0.3212352</text:p>
          </table:table-cell>
          <table:table-cell office:value-type="float" office:value="0.3358281" calcext:value-type="float">
            <text:p>0.3358281</text:p>
          </table:table-cell>
          <table:table-cell office:value-type="float" office:value="0.3147077" calcext:value-type="float">
            <text:p>0.3147077</text:p>
          </table:table-cell>
          <table:table-cell office:value-type="float" office:value="0.3288309" calcext:value-type="float">
            <text:p>0.3288309</text:p>
          </table:table-cell>
          <table:table-cell office:value-type="float" office:value="0.3536741" calcext:value-type="float">
            <text:p>0.3536741</text:p>
          </table:table-cell>
          <table:table-cell office:value-type="float" office:value="0.3867082" calcext:value-type="float">
            <text:p>0.3867082</text:p>
          </table:table-cell>
          <table:table-cell office:value-type="float" office:value="0.3976369" calcext:value-type="float">
            <text:p>0.3976369</text:p>
          </table:table-cell>
          <table:table-cell office:value-type="float" office:value="0.4229026" calcext:value-type="float">
            <text:p>0.4229026</text:p>
          </table:table-cell>
          <table:table-cell office:value-type="float" office:value="0.4443195" calcext:value-type="float">
            <text:p>0.4443195</text:p>
          </table:table-cell>
          <table:table-cell office:value-type="float" office:value="0.4436745" calcext:value-type="float">
            <text:p>0.4436745</text:p>
          </table:table-cell>
          <table:table-cell office:value-type="float" office:value="0.5368233" calcext:value-type="float">
            <text:p>0.5368233</text:p>
          </table:table-cell>
          <table:table-cell office:value-type="float" office:value="0.4462528" calcext:value-type="float">
            <text:p>0.4462528</text:p>
          </table:table-cell>
          <table:table-cell office:value-type="float" office:value="0.4648587" calcext:value-type="float">
            <text:p>0.4648587</text:p>
          </table:table-cell>
          <table:table-cell office:value-type="float" office:value="0.5350428" calcext:value-type="float">
            <text:p>0.5350428</text:p>
          </table:table-cell>
          <table:table-cell office:value-type="float" office:value="0.5796332" calcext:value-type="float">
            <text:p>0.5796332</text:p>
          </table:table-cell>
          <table:table-cell office:value-type="float" office:value="0.4909517" calcext:value-type="float">
            <text:p>0.4909517</text:p>
          </table:table-cell>
          <table:table-cell office:value-type="float" office:value="26.8959031" calcext:value-type="float">
            <text:p>26.8959031</text:p>
          </table:table-cell>
          <table:table-cell office:value-type="float" office:value="0.6314578" calcext:value-type="float">
            <text:p>0.6314578</text:p>
          </table:table-cell>
          <table:table-cell office:value-type="float" office:value="0.4933446" calcext:value-type="float">
            <text:p>0.4933446</text:p>
          </table:table-cell>
          <table:table-cell office:value-type="float" office:value="0.5012003" calcext:value-type="float">
            <text:p>0.5012003</text:p>
          </table:table-cell>
          <table:table-cell office:value-type="float" office:value="0.564861" calcext:value-type="float">
            <text:p>0.564861</text:p>
          </table:table-cell>
          <table:table-cell office:value-type="float" office:value="0.5368169" calcext:value-type="float">
            <text:p>0.5368169</text:p>
          </table:table-cell>
          <table:table-cell office:value-type="float" office:value="0.5910187" calcext:value-type="float">
            <text:p>0.5910187</text:p>
          </table:table-cell>
          <table:table-cell office:value-type="float" office:value="0.6430647" calcext:value-type="float">
            <text:p>0.6430647</text:p>
          </table:table-cell>
          <table:table-cell office:value-type="float" office:value="0.6373645" calcext:value-type="float">
            <text:p>0.6373645</text:p>
          </table:table-cell>
          <table:table-cell office:value-type="float" office:value="0.7054005" calcext:value-type="float">
            <text:p>0.7054005</text:p>
          </table:table-cell>
          <table:table-cell office:value-type="float" office:value="0.6749636" calcext:value-type="float">
            <text:p>0.6749636</text:p>
          </table:table-cell>
          <table:table-cell office:value-type="float" office:value="0.6513442" calcext:value-type="float">
            <text:p>0.6513442</text:p>
          </table:table-cell>
          <table:table-cell office:value-type="float" office:value="0.6549659" calcext:value-type="float">
            <text:p>0.6549659</text:p>
          </table:table-cell>
          <table:table-cell office:value-type="float" office:value="0.6469266" calcext:value-type="float">
            <text:p>0.6469266</text:p>
          </table:table-cell>
          <table:table-cell office:value-type="float" office:value="0.6839188" calcext:value-type="float">
            <text:p>0.6839188</text:p>
          </table:table-cell>
          <table:table-cell office:value-type="float" office:value="0.7272349" calcext:value-type="float">
            <text:p>0.7272349</text:p>
          </table:table-cell>
          <table:table-cell office:value-type="float" office:value="0.7752751" calcext:value-type="float">
            <text:p>0.7752751</text:p>
          </table:table-cell>
          <table:table-cell office:value-type="float" office:value="0.8193382" calcext:value-type="float">
            <text:p>0.8193382</text:p>
          </table:table-cell>
          <table:table-cell office:value-type="float" office:value="0.8699324" calcext:value-type="float">
            <text:p>0.8699324</text:p>
          </table:table-cell>
          <table:table-cell/>
          <table:table-cell table:formula="of:=COUNTIF([.B2:.CV2];&quot;NaN&quot;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Interior Point</text:p>
          </table:table-cell>
          <table:table-cell office:value-type="string" calcext:value-type="string">
            <text:p>NaN</text:p>
          </table:table-cell>
          <table:table-cell office:value-type="float" office:value="0.0085018" calcext:value-type="float">
            <text:p>0.0085018</text:p>
          </table:table-cell>
          <table:table-cell office:value-type="float" office:value="0.017688" calcext:value-type="float">
            <text:p>0.017688</text:p>
          </table:table-cell>
          <table:table-cell office:value-type="float" office:value="0.0282839" calcext:value-type="float">
            <text:p>0.0282839</text:p>
          </table:table-cell>
          <table:table-cell office:value-type="float" office:value="0.0144908" calcext:value-type="float">
            <text:p>0.0144908</text:p>
          </table:table-cell>
          <table:table-cell office:value-type="float" office:value="0.0193395" calcext:value-type="float">
            <text:p>0.0193395</text:p>
          </table:table-cell>
          <table:table-cell office:value-type="float" office:value="0.017592" calcext:value-type="float">
            <text:p>0.017592</text:p>
          </table:table-cell>
          <table:table-cell office:value-type="float" office:value="0.0262254" calcext:value-type="float">
            <text:p>0.0262254</text:p>
          </table:table-cell>
          <table:table-cell office:value-type="float" office:value="0.0320526" calcext:value-type="float">
            <text:p>0.0320526</text:p>
          </table:table-cell>
          <table:table-cell office:value-type="float" office:value="0.0321657" calcext:value-type="float">
            <text:p>0.0321657</text:p>
          </table:table-cell>
          <table:table-cell office:value-type="float" office:value="0.0265107" calcext:value-type="float">
            <text:p>0.0265107</text:p>
          </table:table-cell>
          <table:table-cell office:value-type="float" office:value="0.0369109" calcext:value-type="float">
            <text:p>0.0369109</text:p>
          </table:table-cell>
          <table:table-cell office:value-type="float" office:value="0.0266774" calcext:value-type="float">
            <text:p>0.0266774</text:p>
          </table:table-cell>
          <table:table-cell office:value-type="float" office:value="0.0377793" calcext:value-type="float">
            <text:p>0.0377793</text:p>
          </table:table-cell>
          <table:table-cell office:value-type="float" office:value="0.0317137" calcext:value-type="float">
            <text:p>0.0317137</text:p>
          </table:table-cell>
          <table:table-cell office:value-type="float" office:value="0.0404791" calcext:value-type="float">
            <text:p>0.0404791</text:p>
          </table:table-cell>
          <table:table-cell office:value-type="float" office:value="0.0399547" calcext:value-type="float">
            <text:p>0.0399547</text:p>
          </table:table-cell>
          <table:table-cell office:value-type="float" office:value="0.0401774" calcext:value-type="float">
            <text:p>0.0401774</text:p>
          </table:table-cell>
          <table:table-cell office:value-type="float" office:value="0.0420148" calcext:value-type="float">
            <text:p>0.0420148</text:p>
          </table:table-cell>
          <table:table-cell office:value-type="float" office:value="0.0464857" calcext:value-type="float">
            <text:p>0.0464857</text:p>
          </table:table-cell>
          <table:table-cell office:value-type="float" office:value="0.0442904" calcext:value-type="float">
            <text:p>0.0442904</text:p>
          </table:table-cell>
          <table:table-cell office:value-type="float" office:value="0.0580114" calcext:value-type="float">
            <text:p>0.0580114</text:p>
          </table:table-cell>
          <table:table-cell office:value-type="float" office:value="0.0490032" calcext:value-type="float">
            <text:p>0.0490032</text:p>
          </table:table-cell>
          <table:table-cell office:value-type="float" office:value="0.0604854" calcext:value-type="float">
            <text:p>0.0604854</text:p>
          </table:table-cell>
          <table:table-cell office:value-type="float" office:value="0.063125" calcext:value-type="float">
            <text:p>0.063125</text:p>
          </table:table-cell>
          <table:table-cell office:value-type="float" office:value="0.0653416" calcext:value-type="float">
            <text:p>0.0653416</text:p>
          </table:table-cell>
          <table:table-cell office:value-type="float" office:value="0.0769338" calcext:value-type="float">
            <text:p>0.0769338</text:p>
          </table:table-cell>
          <table:table-cell office:value-type="float" office:value="0.080285" calcext:value-type="float">
            <text:p>0.080285</text:p>
          </table:table-cell>
          <table:table-cell office:value-type="float" office:value="0.0830482" calcext:value-type="float">
            <text:p>0.0830482</text:p>
          </table:table-cell>
          <table:table-cell office:value-type="float" office:value="0.0802153" calcext:value-type="float">
            <text:p>0.0802153</text:p>
          </table:table-cell>
          <table:table-cell office:value-type="float" office:value="0.0930642" calcext:value-type="float">
            <text:p>0.0930642</text:p>
          </table:table-cell>
          <table:table-cell office:value-type="float" office:value="0.0948219" calcext:value-type="float">
            <text:p>0.0948219</text:p>
          </table:table-cell>
          <table:table-cell office:value-type="float" office:value="0.1061837" calcext:value-type="float">
            <text:p>0.1061837</text:p>
          </table:table-cell>
          <table:table-cell office:value-type="float" office:value="0.1169928" calcext:value-type="float">
            <text:p>0.1169928</text:p>
          </table:table-cell>
          <table:table-cell office:value-type="float" office:value="0.1096093" calcext:value-type="float">
            <text:p>0.1096093</text:p>
          </table:table-cell>
          <table:table-cell office:value-type="float" office:value="0.1142835" calcext:value-type="float">
            <text:p>0.1142835</text:p>
          </table:table-cell>
          <table:table-cell office:value-type="float" office:value="0.148046" calcext:value-type="float">
            <text:p>0.148046</text:p>
          </table:table-cell>
          <table:table-cell office:value-type="float" office:value="0.1281507" calcext:value-type="float">
            <text:p>0.1281507</text:p>
          </table:table-cell>
          <table:table-cell office:value-type="float" office:value="0.1339679" calcext:value-type="float">
            <text:p>0.1339679</text:p>
          </table:table-cell>
          <table:table-cell office:value-type="float" office:value="0.149328" calcext:value-type="float">
            <text:p>0.149328</text:p>
          </table:table-cell>
          <table:table-cell office:value-type="float" office:value="0.1566642" calcext:value-type="float">
            <text:p>0.1566642</text:p>
          </table:table-cell>
          <table:table-cell office:value-type="float" office:value="0.1614665" calcext:value-type="float">
            <text:p>0.1614665</text:p>
          </table:table-cell>
          <table:table-cell office:value-type="float" office:value="0.1554777" calcext:value-type="float">
            <text:p>0.1554777</text:p>
          </table:table-cell>
          <table:table-cell office:value-type="float" office:value="0.1757977" calcext:value-type="float">
            <text:p>0.1757977</text:p>
          </table:table-cell>
          <table:table-cell office:value-type="float" office:value="0.2022901" calcext:value-type="float">
            <text:p>0.2022901</text:p>
          </table:table-cell>
          <table:table-cell office:value-type="float" office:value="0.214237" calcext:value-type="float">
            <text:p>0.214237</text:p>
          </table:table-cell>
          <table:table-cell office:value-type="float" office:value="0.2487415" calcext:value-type="float">
            <text:p>0.2487415</text:p>
          </table:table-cell>
          <table:table-cell office:value-type="float" office:value="0.2657614" calcext:value-type="float">
            <text:p>0.2657614</text:p>
          </table:table-cell>
          <table:table-cell office:value-type="float" office:value="0.3012483" calcext:value-type="float">
            <text:p>0.3012483</text:p>
          </table:table-cell>
          <table:table-cell office:value-type="float" office:value="0.3626334" calcext:value-type="float">
            <text:p>0.3626334</text:p>
          </table:table-cell>
          <table:table-cell office:value-type="float" office:value="0.3537944" calcext:value-type="float">
            <text:p>0.3537944</text:p>
          </table:table-cell>
          <table:table-cell office:value-type="float" office:value="0.3408599" calcext:value-type="float">
            <text:p>0.3408599</text:p>
          </table:table-cell>
          <table:table-cell office:value-type="float" office:value="0.4050881" calcext:value-type="float">
            <text:p>0.4050881</text:p>
          </table:table-cell>
          <table:table-cell office:value-type="float" office:value="0.4044652" calcext:value-type="float">
            <text:p>0.4044652</text:p>
          </table:table-cell>
          <table:table-cell office:value-type="float" office:value="0.3813965" calcext:value-type="float">
            <text:p>0.3813965</text:p>
          </table:table-cell>
          <table:table-cell office:value-type="float" office:value="0.4095753" calcext:value-type="float">
            <text:p>0.4095753</text:p>
          </table:table-cell>
          <table:table-cell office:value-type="float" office:value="0.4260023" calcext:value-type="float">
            <text:p>0.4260023</text:p>
          </table:table-cell>
          <table:table-cell office:value-type="float" office:value="0.5387886" calcext:value-type="float">
            <text:p>0.5387886</text:p>
          </table:table-cell>
          <table:table-cell office:value-type="float" office:value="0.5728604" calcext:value-type="float">
            <text:p>0.5728604</text:p>
          </table:table-cell>
          <table:table-cell office:value-type="float" office:value="0.6121182" calcext:value-type="float">
            <text:p>0.6121182</text:p>
          </table:table-cell>
          <table:table-cell office:value-type="float" office:value="0.5411738" calcext:value-type="float">
            <text:p>0.5411738</text:p>
          </table:table-cell>
          <table:table-cell office:value-type="float" office:value="0.58285" calcext:value-type="float">
            <text:p>0.58285</text:p>
          </table:table-cell>
          <table:table-cell office:value-type="float" office:value="0.8070852" calcext:value-type="float">
            <text:p>0.8070852</text:p>
          </table:table-cell>
          <table:table-cell office:value-type="float" office:value="0.6157394" calcext:value-type="float">
            <text:p>0.6157394</text:p>
          </table:table-cell>
          <table:table-cell office:value-type="float" office:value="0.8028282" calcext:value-type="float">
            <text:p>0.8028282</text:p>
          </table:table-cell>
          <table:table-cell office:value-type="float" office:value="0.7881174" calcext:value-type="float">
            <text:p>0.7881174</text:p>
          </table:table-cell>
          <table:table-cell office:value-type="float" office:value="0.7846171" calcext:value-type="float">
            <text:p>0.7846171</text:p>
          </table:table-cell>
          <table:table-cell office:value-type="float" office:value="0.9336112" calcext:value-type="float">
            <text:p>0.9336112</text:p>
          </table:table-cell>
          <table:table-cell office:value-type="float" office:value="0.7806923" calcext:value-type="float">
            <text:p>0.7806923</text:p>
          </table:table-cell>
          <table:table-cell office:value-type="float" office:value="0.9532065" calcext:value-type="float">
            <text:p>0.9532065</text:p>
          </table:table-cell>
          <table:table-cell office:value-type="float" office:value="0.9468874" calcext:value-type="float">
            <text:p>0.9468874</text:p>
          </table:table-cell>
          <table:table-cell office:value-type="float" office:value="0.9727073" calcext:value-type="float">
            <text:p>0.9727073</text:p>
          </table:table-cell>
          <table:table-cell office:value-type="float" office:value="1.1673306" calcext:value-type="float">
            <text:p>1.1673306</text:p>
          </table:table-cell>
          <table:table-cell office:value-type="float" office:value="0.9053508" calcext:value-type="float">
            <text:p>0.9053508</text:p>
          </table:table-cell>
          <table:table-cell office:value-type="float" office:value="0.9372467" calcext:value-type="float">
            <text:p>0.9372467</text:p>
          </table:table-cell>
          <table:table-cell office:value-type="float" office:value="1.1576609" calcext:value-type="float">
            <text:p>1.1576609</text:p>
          </table:table-cell>
          <table:table-cell office:value-type="float" office:value="1.0959777" calcext:value-type="float">
            <text:p>1.0959777</text:p>
          </table:table-cell>
          <table:table-cell office:value-type="float" office:value="1.5775341" calcext:value-type="float">
            <text:p>1.5775341</text:p>
          </table:table-cell>
          <table:table-cell office:value-type="float" office:value="1.4609851" calcext:value-type="float">
            <text:p>1.4609851</text:p>
          </table:table-cell>
          <table:table-cell office:value-type="float" office:value="1.4442182" calcext:value-type="float">
            <text:p>1.4442182</text:p>
          </table:table-cell>
          <table:table-cell office:value-type="float" office:value="1.4083435" calcext:value-type="float">
            <text:p>1.4083435</text:p>
          </table:table-cell>
          <table:table-cell office:value-type="float" office:value="1.7084078" calcext:value-type="float">
            <text:p>1.7084078</text:p>
          </table:table-cell>
          <table:table-cell office:value-type="float" office:value="1.8657773" calcext:value-type="float">
            <text:p>1.8657773</text:p>
          </table:table-cell>
          <table:table-cell office:value-type="float" office:value="1.6247942" calcext:value-type="float">
            <text:p>1.6247942</text:p>
          </table:table-cell>
          <table:table-cell office:value-type="float" office:value="2.2486376" calcext:value-type="float">
            <text:p>2.2486376</text:p>
          </table:table-cell>
          <table:table-cell office:value-type="float" office:value="1.9004721" calcext:value-type="float">
            <text:p>1.9004721</text:p>
          </table:table-cell>
          <table:table-cell office:value-type="float" office:value="2.0264316" calcext:value-type="float">
            <text:p>2.0264316</text:p>
          </table:table-cell>
          <table:table-cell office:value-type="float" office:value="2.0427426" calcext:value-type="float">
            <text:p>2.0427426</text:p>
          </table:table-cell>
          <table:table-cell office:value-type="float" office:value="2.2040698" calcext:value-type="float">
            <text:p>2.2040698</text:p>
          </table:table-cell>
          <table:table-cell office:value-type="float" office:value="1.9940674" calcext:value-type="float">
            <text:p>1.9940674</text:p>
          </table:table-cell>
          <table:table-cell office:value-type="float" office:value="2.4115917" calcext:value-type="float">
            <text:p>2.4115917</text:p>
          </table:table-cell>
          <table:table-cell office:value-type="float" office:value="2.2972663" calcext:value-type="float">
            <text:p>2.2972663</text:p>
          </table:table-cell>
          <table:table-cell office:value-type="float" office:value="2.5135646" calcext:value-type="float">
            <text:p>2.5135646</text:p>
          </table:table-cell>
          <table:table-cell office:value-type="float" office:value="2.4534205" calcext:value-type="float">
            <text:p>2.4534205</text:p>
          </table:table-cell>
          <table:table-cell office:value-type="float" office:value="2.7087171" calcext:value-type="float">
            <text:p>2.7087171</text:p>
          </table:table-cell>
          <table:table-cell office:value-type="float" office:value="2.8767561" calcext:value-type="float">
            <text:p>2.8767561</text:p>
          </table:table-cell>
          <table:table-cell office:value-type="float" office:value="2.9179258" calcext:value-type="float">
            <text:p>2.9179258</text:p>
          </table:table-cell>
          <table:table-cell office:value-type="float" office:value="3.152687" calcext:value-type="float">
            <text:p>3.152687</text:p>
          </table:table-cell>
          <table:table-cell office:value-type="float" office:value="3.0512781" calcext:value-type="float">
            <text:p>3.0512781</text:p>
          </table:table-cell>
          <table:table-cell/>
          <table:table-cell table:formula="of:=COUNTIF([.B3:.CV3];&quot;NaN&quot;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SQP</text:p>
          </table:table-cell>
          <table:table-cell office:value-type="float" office:value="0.0063729" calcext:value-type="float">
            <text:p>0.0063729</text:p>
          </table:table-cell>
          <table:table-cell office:value-type="float" office:value="0.0048208" calcext:value-type="float">
            <text:p>0.0048208</text:p>
          </table:table-cell>
          <table:table-cell office:value-type="float" office:value="0.0064137" calcext:value-type="float">
            <text:p>0.0064137</text:p>
          </table:table-cell>
          <table:table-cell office:value-type="float" office:value="0.0066751" calcext:value-type="float">
            <text:p>0.0066751</text:p>
          </table:table-cell>
          <table:table-cell office:value-type="float" office:value="0.0077927" calcext:value-type="float">
            <text:p>0.0077927</text:p>
          </table:table-cell>
          <table:table-cell office:value-type="float" office:value="0.007308" calcext:value-type="float">
            <text:p>0.007308</text:p>
          </table:table-cell>
          <table:table-cell office:value-type="float" office:value="0.0090906" calcext:value-type="float">
            <text:p>0.0090906</text:p>
          </table:table-cell>
          <table:table-cell office:value-type="float" office:value="0.0108429" calcext:value-type="float">
            <text:p>0.0108429</text:p>
          </table:table-cell>
          <table:table-cell office:value-type="float" office:value="0.0116845" calcext:value-type="float">
            <text:p>0.0116845</text:p>
          </table:table-cell>
          <table:table-cell office:value-type="float" office:value="0.0122255" calcext:value-type="float">
            <text:p>0.0122255</text:p>
          </table:table-cell>
          <table:table-cell office:value-type="float" office:value="0.0122211" calcext:value-type="float">
            <text:p>0.0122211</text:p>
          </table:table-cell>
          <table:table-cell office:value-type="float" office:value="0.0133502" calcext:value-type="float">
            <text:p>0.0133502</text:p>
          </table:table-cell>
          <table:table-cell office:value-type="float" office:value="0.013981" calcext:value-type="float">
            <text:p>0.013981</text:p>
          </table:table-cell>
          <table:table-cell office:value-type="float" office:value="0.0148116" calcext:value-type="float">
            <text:p>0.0148116</text:p>
          </table:table-cell>
          <table:table-cell office:value-type="float" office:value="0.0167138" calcext:value-type="float">
            <text:p>0.0167138</text:p>
          </table:table-cell>
          <table:table-cell office:value-type="float" office:value="0.0181155" calcext:value-type="float">
            <text:p>0.0181155</text:p>
          </table:table-cell>
          <table:table-cell office:value-type="float" office:value="0.0198428" calcext:value-type="float">
            <text:p>0.0198428</text:p>
          </table:table-cell>
          <table:table-cell office:value-type="float" office:value="0.0201027" calcext:value-type="float">
            <text:p>0.0201027</text:p>
          </table:table-cell>
          <table:table-cell office:value-type="float" office:value="0.0197886" calcext:value-type="float">
            <text:p>0.0197886</text:p>
          </table:table-cell>
          <table:table-cell office:value-type="float" office:value="0.0242359" calcext:value-type="float">
            <text:p>0.0242359</text:p>
          </table:table-cell>
          <table:table-cell office:value-type="float" office:value="0.0240281" calcext:value-type="float">
            <text:p>0.0240281</text:p>
          </table:table-cell>
          <table:table-cell office:value-type="string" calcext:value-type="string">
            <text:p>NaN</text:p>
          </table:table-cell>
          <table:table-cell office:value-type="float" office:value="0.0280589" calcext:value-type="float">
            <text:p>0.0280589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0.0329328" calcext:value-type="float">
            <text:p>0.0329328</text:p>
          </table:table-cell>
          <table:table-cell office:value-type="float" office:value="0.0365716" calcext:value-type="float">
            <text:p>0.0365716</text:p>
          </table:table-cell>
          <table:table-cell office:value-type="float" office:value="0.0432316" calcext:value-type="float">
            <text:p>0.0432316</text:p>
          </table:table-cell>
          <table:table-cell office:value-type="float" office:value="0.0389304" calcext:value-type="float">
            <text:p>0.0389304</text:p>
          </table:table-cell>
          <table:table-cell office:value-type="float" office:value="0.0443039" calcext:value-type="float">
            <text:p>0.0443039</text:p>
          </table:table-cell>
          <table:table-cell office:value-type="string" calcext:value-type="string">
            <text:p>NaN</text:p>
          </table:table-cell>
          <table:table-cell office:value-type="float" office:value="0.0529865" calcext:value-type="float">
            <text:p>0.0529865</text:p>
          </table:table-cell>
          <table:table-cell office:value-type="float" office:value="0.0541476" calcext:value-type="float">
            <text:p>0.0541476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0.0633147" calcext:value-type="float">
            <text:p>0.0633147</text:p>
          </table:table-cell>
          <table:table-cell office:value-type="float" office:value="0.2982006" calcext:value-type="float">
            <text:p>0.2982006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0.0927156" calcext:value-type="float">
            <text:p>0.0927156</text:p>
          </table:table-cell>
          <table:table-cell office:value-type="float" office:value="0.0944386" calcext:value-type="float">
            <text:p>0.0944386</text:p>
          </table:table-cell>
          <table:table-cell office:value-type="float" office:value="0.097278" calcext:value-type="float">
            <text:p>0.097278</text:p>
          </table:table-cell>
          <table:table-cell office:value-type="float" office:value="0.1084851" calcext:value-type="float">
            <text:p>0.1084851</text:p>
          </table:table-cell>
          <table:table-cell office:value-type="float" office:value="0.1090321" calcext:value-type="float">
            <text:p>0.1090321</text:p>
          </table:table-cell>
          <table:table-cell office:value-type="float" office:value="0.1158098" calcext:value-type="float">
            <text:p>0.1158098</text:p>
          </table:table-cell>
          <table:table-cell office:value-type="float" office:value="0.1277152" calcext:value-type="float">
            <text:p>0.1277152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0.140353" calcext:value-type="float">
            <text:p>0.140353</text:p>
          </table:table-cell>
          <table:table-cell office:value-type="float" office:value="0.1512259" calcext:value-type="float">
            <text:p>0.1512259</text:p>
          </table:table-cell>
          <table:table-cell office:value-type="string" calcext:value-type="string">
            <text:p>NaN</text:p>
          </table:table-cell>
          <table:table-cell office:value-type="float" office:value="0.15404" calcext:value-type="float">
            <text:p>0.15404</text:p>
          </table:table-cell>
          <table:table-cell office:value-type="float" office:value="0.1605842" calcext:value-type="float">
            <text:p>0.1605842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0.1988186" calcext:value-type="float">
            <text:p>0.1988186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0.2572526" calcext:value-type="float">
            <text:p>0.2572526</text:p>
          </table:table-cell>
          <table:table-cell office:value-type="float" office:value="0.2101386" calcext:value-type="float">
            <text:p>0.2101386</text:p>
          </table:table-cell>
          <table:table-cell office:value-type="float" office:value="0.220213" calcext:value-type="float">
            <text:p>0.220213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0.3134506" calcext:value-type="float">
            <text:p>0.3134506</text:p>
          </table:table-cell>
          <table:table-cell office:value-type="float" office:value="0.2944586" calcext:value-type="float">
            <text:p>0.2944586</text:p>
          </table:table-cell>
          <table:table-cell office:value-type="float" office:value="0.3266786" calcext:value-type="float">
            <text:p>0.3266786</text:p>
          </table:table-cell>
          <table:table-cell office:value-type="float" office:value="0.2990724" calcext:value-type="float">
            <text:p>0.2990724</text:p>
          </table:table-cell>
          <table:table-cell office:value-type="float" office:value="0.3259124" calcext:value-type="float">
            <text:p>0.3259124</text:p>
          </table:table-cell>
          <table:table-cell office:value-type="float" office:value="0.364867" calcext:value-type="float">
            <text:p>0.364867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0.4266348" calcext:value-type="float">
            <text:p>0.4266348</text:p>
          </table:table-cell>
          <table:table-cell office:value-type="string" calcext:value-type="string">
            <text:p>NaN</text:p>
          </table:table-cell>
          <table:table-cell office:value-type="float" office:value="0.4258883" calcext:value-type="float">
            <text:p>0.4258883</text:p>
          </table:table-cell>
          <table:table-cell office:value-type="string" calcext:value-type="string">
            <text:p>NaN</text:p>
          </table:table-cell>
          <table:table-cell office:value-type="float" office:value="0.4222526" calcext:value-type="float">
            <text:p>0.4222526</text:p>
          </table:table-cell>
          <table:table-cell office:value-type="float" office:value="0.4831926" calcext:value-type="float">
            <text:p>0.4831926</text:p>
          </table:table-cell>
          <table:table-cell office:value-type="float" office:value="0.4639728" calcext:value-type="float">
            <text:p>0.4639728</text:p>
          </table:table-cell>
          <table:table-cell office:value-type="string" calcext:value-type="string">
            <text:p>NaN</text:p>
          </table:table-cell>
          <table:table-cell office:value-type="float" office:value="0.5808509" calcext:value-type="float">
            <text:p>0.5808509</text:p>
          </table:table-cell>
          <table:table-cell office:value-type="string" calcext:value-type="string">
            <text:p>NaN</text:p>
          </table:table-cell>
          <table:table-cell office:value-type="float" office:value="0.5424382" calcext:value-type="float">
            <text:p>0.5424382</text:p>
          </table:table-cell>
          <table:table-cell office:value-type="float" office:value="0.6249952" calcext:value-type="float">
            <text:p>0.6249952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0.6964118" calcext:value-type="float">
            <text:p>0.6964118</text:p>
          </table:table-cell>
          <table:table-cell office:value-type="string" calcext:value-type="string">
            <text:p>NaN</text:p>
          </table:table-cell>
          <table:table-cell office:value-type="float" office:value="0.643449" calcext:value-type="float">
            <text:p>0.643449</text:p>
          </table:table-cell>
          <table:table-cell/>
          <table:table-cell table:formula="of:=COUNTIF([.B4:.CV4];&quot;NaN&quot;)" office:value-type="float" office:value="37" calcext:value-type="float">
            <text:p>37</text:p>
          </table:table-cell>
        </table:table-row>
        <table:table-row table:style-name="ro1">
          <table:table-cell table:style-name="ce1" office:value-type="string" calcext:value-type="string">
            <text:p>SQP (legacy)</text:p>
          </table:table-cell>
          <table:table-cell office:value-type="string" calcext:value-type="string">
            <text:p>NaN</text:p>
          </table:table-cell>
          <table:table-cell office:value-type="float" office:value="0.0082428" calcext:value-type="float">
            <text:p>0.0082428</text:p>
          </table:table-cell>
          <table:table-cell office:value-type="float" office:value="0.0092007" calcext:value-type="float">
            <text:p>0.0092007</text:p>
          </table:table-cell>
          <table:table-cell office:value-type="float" office:value="0.0087435" calcext:value-type="float">
            <text:p>0.0087435</text:p>
          </table:table-cell>
          <table:table-cell office:value-type="float" office:value="0.016121" calcext:value-type="float">
            <text:p>0.016121</text:p>
          </table:table-cell>
          <table:table-cell office:value-type="float" office:value="0.0147005" calcext:value-type="float">
            <text:p>0.0147005</text:p>
          </table:table-cell>
          <table:table-cell office:value-type="float" office:value="0.0172181" calcext:value-type="float">
            <text:p>0.0172181</text:p>
          </table:table-cell>
          <table:table-cell office:value-type="float" office:value="0.0189775" calcext:value-type="float">
            <text:p>0.0189775</text:p>
          </table:table-cell>
          <table:table-cell office:value-type="float" office:value="0.0252481" calcext:value-type="float">
            <text:p>0.0252481</text:p>
          </table:table-cell>
          <table:table-cell office:value-type="string" calcext:value-type="string">
            <text:p>NaN</text:p>
          </table:table-cell>
          <table:table-cell office:value-type="float" office:value="0.0311671" calcext:value-type="float">
            <text:p>0.0311671</text:p>
          </table:table-cell>
          <table:table-cell office:value-type="float" office:value="0.029222" calcext:value-type="float">
            <text:p>0.029222</text:p>
          </table:table-cell>
          <table:table-cell office:value-type="float" office:value="0.0246886" calcext:value-type="float">
            <text:p>0.0246886</text:p>
          </table:table-cell>
          <table:table-cell office:value-type="float" office:value="0.0273436" calcext:value-type="float">
            <text:p>0.0273436</text:p>
          </table:table-cell>
          <table:table-cell office:value-type="float" office:value="0.0268444" calcext:value-type="float">
            <text:p>0.0268444</text:p>
          </table:table-cell>
          <table:table-cell office:value-type="float" office:value="0.0312889" calcext:value-type="float">
            <text:p>0.0312889</text:p>
          </table:table-cell>
          <table:table-cell office:value-type="float" office:value="0.0306895" calcext:value-type="float">
            <text:p>0.0306895</text:p>
          </table:table-cell>
          <table:table-cell office:value-type="float" office:value="0.034824" calcext:value-type="float">
            <text:p>0.034824</text:p>
          </table:table-cell>
          <table:table-cell office:value-type="string" calcext:value-type="string">
            <text:p>NaN</text:p>
          </table:table-cell>
          <table:table-cell office:value-type="float" office:value="0.0397417" calcext:value-type="float">
            <text:p>0.0397417</text:p>
          </table:table-cell>
          <table:table-cell office:value-type="string" calcext:value-type="string">
            <text:p>NaN</text:p>
          </table:table-cell>
          <table:table-cell office:value-type="float" office:value="0.0421597" calcext:value-type="float">
            <text:p>0.0421597</text:p>
          </table:table-cell>
          <table:table-cell office:value-type="float" office:value="0.0498486" calcext:value-type="float">
            <text:p>0.0498486</text:p>
          </table:table-cell>
          <table:table-cell office:value-type="float" office:value="0.074481" calcext:value-type="float">
            <text:p>0.074481</text:p>
          </table:table-cell>
          <table:table-cell office:value-type="float" office:value="0.0562108" calcext:value-type="float">
            <text:p>0.0562108</text:p>
          </table:table-cell>
          <table:table-cell office:value-type="float" office:value="0.0599926" calcext:value-type="float">
            <text:p>0.0599926</text:p>
          </table:table-cell>
          <table:table-cell office:value-type="float" office:value="0.0634614" calcext:value-type="float">
            <text:p>0.0634614</text:p>
          </table:table-cell>
          <table:table-cell office:value-type="string" calcext:value-type="string">
            <text:p>NaN</text:p>
          </table:table-cell>
          <table:table-cell office:value-type="float" office:value="0.0713419" calcext:value-type="float">
            <text:p>0.0713419</text:p>
          </table:table-cell>
          <table:table-cell office:value-type="float" office:value="0.0722962" calcext:value-type="float">
            <text:p>0.0722962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0.0880218" calcext:value-type="float">
            <text:p>0.0880218</text:p>
          </table:table-cell>
          <table:table-cell office:value-type="float" office:value="0.0899954" calcext:value-type="float">
            <text:p>0.0899954</text:p>
          </table:table-cell>
          <table:table-cell office:value-type="float" office:value="0.0908162" calcext:value-type="float">
            <text:p>0.0908162</text:p>
          </table:table-cell>
          <table:table-cell office:value-type="float" office:value="0.1024208" calcext:value-type="float">
            <text:p>0.1024208</text:p>
          </table:table-cell>
          <table:table-cell office:value-type="float" office:value="0.1026839" calcext:value-type="float">
            <text:p>0.1026839</text:p>
          </table:table-cell>
          <table:table-cell office:value-type="string" calcext:value-type="string">
            <text:p>NaN</text:p>
          </table:table-cell>
          <table:table-cell office:value-type="float" office:value="0.1299213" calcext:value-type="float">
            <text:p>0.1299213</text:p>
          </table:table-cell>
          <table:table-cell office:value-type="float" office:value="0.1603224" calcext:value-type="float">
            <text:p>0.1603224</text:p>
          </table:table-cell>
          <table:table-cell office:value-type="float" office:value="0.1356881" calcext:value-type="float">
            <text:p>0.1356881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0.138988" calcext:value-type="float">
            <text:p>0.138988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0.2222812" calcext:value-type="float">
            <text:p>0.2222812</text:p>
          </table:table-cell>
          <table:table-cell office:value-type="string" calcext:value-type="string">
            <text:p>NaN</text:p>
          </table:table-cell>
          <table:table-cell office:value-type="float" office:value="0.1897754" calcext:value-type="float">
            <text:p>0.1897754</text:p>
          </table:table-cell>
          <table:table-cell office:value-type="float" office:value="0.1884159" calcext:value-type="float">
            <text:p>0.1884159</text:p>
          </table:table-cell>
          <table:table-cell office:value-type="float" office:value="0.1878539" calcext:value-type="float">
            <text:p>0.1878539</text:p>
          </table:table-cell>
          <table:table-cell office:value-type="string" calcext:value-type="string">
            <text:p>NaN</text:p>
          </table:table-cell>
          <table:table-cell office:value-type="float" office:value="0.1900365" calcext:value-type="float">
            <text:p>0.1900365</text:p>
          </table:table-cell>
          <table:table-cell office:value-type="string" calcext:value-type="string">
            <text:p>NaN</text:p>
          </table:table-cell>
          <table:table-cell office:value-type="float" office:value="0.2054261" calcext:value-type="float">
            <text:p>0.2054261</text:p>
          </table:table-cell>
          <table:table-cell office:value-type="string" calcext:value-type="string">
            <text:p>NaN</text:p>
          </table:table-cell>
          <table:table-cell office:value-type="float" office:value="0.236282" calcext:value-type="float">
            <text:p>0.236282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0.286692" calcext:value-type="float">
            <text:p>0.286692</text:p>
          </table:table-cell>
          <table:table-cell office:value-type="float" office:value="0.295486" calcext:value-type="float">
            <text:p>0.295486</text:p>
          </table:table-cell>
          <table:table-cell office:value-type="float" office:value="0.2769252" calcext:value-type="float">
            <text:p>0.2769252</text:p>
          </table:table-cell>
          <table:table-cell office:value-type="float" office:value="0.2932166" calcext:value-type="float">
            <text:p>0.2932166</text:p>
          </table:table-cell>
          <table:table-cell office:value-type="float" office:value="0.2752226" calcext:value-type="float">
            <text:p>0.2752226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0.4138361" calcext:value-type="float">
            <text:p>0.4138361</text:p>
          </table:table-cell>
          <table:table-cell office:value-type="string" calcext:value-type="string">
            <text:p>NaN</text:p>
          </table:table-cell>
          <table:table-cell office:value-type="float" office:value="0.4639901" calcext:value-type="float">
            <text:p>0.4639901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0.457202" calcext:value-type="float">
            <text:p>0.457202</text:p>
          </table:table-cell>
          <table:table-cell office:value-type="string" calcext:value-type="string">
            <text:p>NaN</text:p>
          </table:table-cell>
          <table:table-cell office:value-type="float" office:value="0.5104923" calcext:value-type="float">
            <text:p>0.5104923</text:p>
          </table:table-cell>
          <table:table-cell office:value-type="string" calcext:value-type="string">
            <text:p>NaN</text:p>
          </table:table-cell>
          <table:table-cell office:value-type="float" office:value="0.5258925" calcext:value-type="float">
            <text:p>0.5258925</text:p>
          </table:table-cell>
          <table:table-cell office:value-type="string" calcext:value-type="string">
            <text:p>NaN</text:p>
          </table:table-cell>
          <table:table-cell office:value-type="float" office:value="0.5197692" calcext:value-type="float">
            <text:p>0.5197692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0.617295" calcext:value-type="float">
            <text:p>0.617295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0.6887041" calcext:value-type="float">
            <text:p>0.6887041</text:p>
          </table:table-cell>
          <table:table-cell office:value-type="float" office:value="0.7290399" calcext:value-type="float">
            <text:p>0.7290399</text:p>
          </table:table-cell>
          <table:table-cell office:value-type="float" office:value="0.7007608" calcext:value-type="float">
            <text:p>0.7007608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0.7700295" calcext:value-type="float">
            <text:p>0.7700295</text:p>
          </table:table-cell>
          <table:table-cell office:value-type="float" office:value="0.8201896" calcext:value-type="float">
            <text:p>0.8201896</text:p>
          </table:table-cell>
          <table:table-cell/>
          <table:table-cell table:formula="of:=COUNTIF([.B5:.CV5];&quot;NaN&quot;)" office:value-type="float" office:value="41" calcext:value-type="float">
            <text:p>41</text:p>
          </table:table-cell>
        </table:table-row>
        <table:table-row table:style-name="ro1" table:number-rows-repeated="1048570">
          <table:table-cell table:number-columns-repeated="102"/>
        </table:table-row>
        <table:table-row table:style-name="ro1">
          <table:table-cell table:number-columns-repeated="10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7">00/00/0000</text:date>, <text:time style:data-style-name="N2" text:time-value="23:00:00.5171501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7T22:39:21.295841189</meta:creation-date>
    <dc:date>2018-11-17T23:13:01.081622521</dc:date>
    <meta:editing-duration>PT4M44S</meta:editing-duration>
    <meta:editing-cycles>2</meta:editing-cycles>
    <meta:generator>LibreOffice/6.0.6.2$Linux_X86_64 LibreOffice_project/00m0$Build-2</meta:generator>
    <meta:document-statistic meta:table-count="1" meta:cell-count="505" meta:object-count="0"/>
  </office:meta>
</office:document-meta>
</file>